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009900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0000cc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ir-ATMP</text:p>
          </table:table-cell>
          <table:table-cell table:style-name="ce4" office:value-type="string" calcext:value-type="string">
            <text:p>Pres-PRES</text:p>
          </table:table-cell>
          <table:table-cell table:style-name="ce4" office:value-type="string" calcext:value-type="string">
            <text:p>Uwind-WDIR</text:p>
          </table:table-cell>
          <table:table-cell table:style-name="ce4"/>
          <table:table-cell/>
          <table:table-cell office:value-type="string" calcext:value-type="string">
            <text:p>PÉRDID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erdida valid</text:p>
          </table:table-cell>
          <table:table-cell office:value-type="string" calcext:value-type="string">
            <text:p>acc valid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2"/>
          <table:table-cell office:value-type="float" office:value="0.6209" calcext:value-type="float">
            <text:p>0,6209</text:p>
          </table:table-cell>
          <table:table-cell office:value-type="float" office:value="0.7329" calcext:value-type="float">
            <text:p>0,7329</text:p>
          </table:table-cell>
          <table:table-cell office:value-type="float" office:value="0.6144" calcext:value-type="float">
            <text:p>0,6144</text:p>
          </table:table-cell>
          <table:table-cell office:value-type="float" office:value="0.7224" calcext:value-type="float">
            <text:p>0,7224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2"/>
          <table:table-cell office:value-type="float" office:value="0.6445" calcext:value-type="float">
            <text:p>0,6445</text:p>
          </table:table-cell>
          <table:table-cell office:value-type="float" office:value="0.719" calcext:value-type="float">
            <text:p>0,719</text:p>
          </table:table-cell>
          <table:table-cell office:value-type="float" office:value="0.5849" calcext:value-type="float">
            <text:p>0,5849</text:p>
          </table:table-cell>
          <table:table-cell office:value-type="float" office:value="0.7478" calcext:value-type="float">
            <text:p>0,7478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TMP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TMP</text:p>
          </table:table-cell>
          <table:table-cell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TMP</text:p>
          </table:table-cell>
          <table:table-cell table:style-name="ce6"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ATMP</text:p>
          </table:table-cell>
          <table:table-cell table:style-name="ce6"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9:29:55.753697293</meta:creation-date>
    <dc:date>2019-05-23T10:09:42.122850824</dc:date>
    <meta:editing-duration>PT8M54S</meta:editing-duration>
    <meta:editing-cycles>1</meta:editing-cycles>
    <meta:document-statistic meta:table-count="1" meta:cell-count="47" meta:object-count="0"/>
    <meta:generator>LibreOffice/5.0.2.2$Linux_X86_64 LibreOffice_project/37b43f919e4de5eeaca9b9755ed688758a8251fe</meta:generator>
  </office:meta>
</office:document-meta>
</file>